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58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0-23_10-41-39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23_13-16-55_000.jpg</text:p>
          </table:table-cell>
          <table:table-cell office:value-type="string">
            <text:p>-*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10-23_15-25-58_000.jpg</text:p>
          </table:table-cell>
          <table:table-cell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23_16-12-22_000.png</text:p>
          </table:table-cell>
          <table:table-cell office:value-type="string">
            <text:p>:m 読みたい本 / 『華厳経入門』 / 著者=清水公照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23_17-37-21_000.jpg</text:p>
          </table:table-cell>
          <table:table-cell office:value-type="string">
            <text:p>:m 1-4*6 RES / 245 / 『相対性理論』　メラー　永田恒夫、伊藤大介、訳 / p.42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8-10-23_17-37-45_000.jpg</text:p>
          </table:table-cell>
          <table:table-cell office:value-type="string">
            <text:p>:m 5-6*6 RES / 245 / 『相対性理論』　メラー　永田恒夫、伊藤大介、訳 / p.42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0-23_18-20-11_000.jpg</text:p>
          </table:table-cell>
          <table:table-cell office:value-type="string">
            <text:p>:m music / log / kb / s.1:free,R=1 s.2:TR,N,LH,arpeggio,M7,R=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8-10-23_20-06-36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10-23_21-23-58_000.png</text:p>
          </table:table-cell>
          <table:table-cell office:value-type="string">
            <text:p>:m 読みたい本 / 『脳は美をどう感じるか』 / 著者=川畑秀明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8-10-23_22-16-02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10-24_00-53-09_000.png</text:p>
          </table:table-cell>
          <table:table-cell office:value-type="string">
            <text:p>:m :PHOTO 寝た時刻 / 20181017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8-10-24_08-05-21_000.png</text:p>
          </table:table-cell>
          <table:table-cell office:value-type="string">
            <text:p>:m :PHOTO 起きた時刻 / 20181014</text:p>
          </table:table-cell>
          <table:table-cell table:number-columns-repeated="3"/>
        </table:table-row>
        <table:table-row table:style-name="ro7" table:number-rows-repeated="23">
          <table:table-cell table:number-columns-repeated="6"/>
        </table:table-row>
        <table:table-row table:style-name="ro7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7">
          <table:table-cell table:number-columns-repeated="6"/>
        </table:table-row>
        <table:table-row table:style-name="ro7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9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4">
          <table:table-cell table:number-columns-repeated="6"/>
        </table:table-row>
        <table:table-row table:style-name="ro7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6">
          <table:table-cell table:number-columns-repeated="4"/>
          <table:table-cell table:style-name="Default"/>
          <table:table-cell/>
        </table:table-row>
        <table:table-row table:style-name="ro7" table:number-rows-repeated="7">
          <table:table-cell table:number-columns-repeated="4"/>
          <table:table-cell table:style-name="Default" table:number-columns-repeated="2"/>
        </table:table-row>
        <table:table-row table:style-name="ro7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7" table:number-rows-repeated="3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" office:value-type="float" office:value="11">
            <text:p>11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1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7" table:number-rows-repeated="7">
          <table:table-cell table:number-columns-repeated="2"/>
          <table:table-cell table:style-name="ce1"/>
          <table:table-cell/>
          <table:table-cell table:style-name="Default" table:number-columns-repeated="2"/>
        </table:table-row>
        <table:table-row table:style-name="ro7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3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3];&quot;-\*&quot;)" office:value-type="float" office:value="1">
            <text:p>1</text:p>
          </table:table-cell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3])" office:value-type="float" office:value="12">
            <text:p>12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3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3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3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2018/10/24</text:date>, <text:time>08:40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24T08:40:09.12</dc:date>
    <dc:creator>iwabuchi ken</dc:creator>
    <meta:editing-duration>P5DT10H3M31S</meta:editing-duration>
    <meta:editing-cycles>1877</meta:editing-cycles>
    <meta:document-statistic meta:table-count="1" meta:cell-count="58" meta:object-count="0"/>
  </office:meta>
</office:document-meta>
</file>